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paragraph-properties fo:line-height="150%" fo:text-align="start" style:justify-single-word="false"/>
      <style:text-properties fo:font-variant="normal" fo:text-transform="none" fo:color="#000000" fo:font-size="12pt" fo:font-style="normal" fo:font-weight="normal"/>
    </style:style>
    <style:style style:name="P2" style:family="paragraph" style:parent-style-name="Text_20_body" style:list-style-name="L2">
      <style:paragraph-properties fo:line-height="150%" fo:text-align="start" style:justify-single-word="false"/>
      <style:text-properties fo:font-variant="normal" fo:text-transform="none" fo:color="#000000" fo:font-size="12pt" fo:font-style="normal" fo:font-weight="normal"/>
    </style:style>
    <style:style style:name="P3" style:family="paragraph" style:parent-style-name="Text_20_body" style:list-style-name="L3">
      <style:paragraph-properties fo:line-height="150%" fo:text-align="start" style:justify-single-word="false"/>
      <style:text-properties fo:font-variant="normal" fo:text-transform="none" fo:color="#000000" fo:font-size="12pt" fo:font-style="normal" fo:font-weight="normal"/>
    </style:style>
    <style:style style:name="P4" style:family="paragraph" style:parent-style-name="Text_20_body" style:list-style-name="L4">
      <style:paragraph-properties fo:line-height="150%" fo:text-align="start" style:justify-single-word="false"/>
      <style:text-properties fo:font-variant="normal" fo:text-transform="none" fo:color="#000000" fo:font-size="12pt" fo:font-style="normal" fo:font-weight="normal"/>
    </style:style>
    <style:style style:name="P5" style:family="paragraph" style:parent-style-name="Text_20_body" style:list-style-name="L5">
      <style:paragraph-properties fo:line-height="150%" fo:text-align="start" style:justify-single-word="false"/>
      <style:text-properties fo:font-variant="normal" fo:text-transform="none" fo:color="#000000" fo:font-size="12pt" fo:font-style="normal" fo:font-weight="normal"/>
    </style:style>
    <style:style style:name="P6"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fo:font-size="12pt" fo:font-style="normal" fo:font-weight="normal"/>
    </style:style>
    <style:style style:name="P7"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fo:font-size="12pt" fo:font-style="normal" fo:font-weight="normal"/>
    </style:style>
    <style:style style:name="P8" style:family="paragraph" style:parent-style-name="Text_20_body">
      <style:paragraph-properties fo:margin-left="0cm" fo:margin-right="0cm" fo:line-height="50%" fo:text-align="start" style:justify-single-word="false" fo:text-indent="0cm" style:auto-text-indent="false"/>
      <style:text-properties fo:font-variant="normal" fo:text-transform="none" fo:color="#000000" fo:font-size="12pt" fo:font-style="normal" fo:font-weight="normal"/>
    </style:style>
    <style:style style:name="P9" style:family="paragraph" style:parent-style-name="Text_20_body">
      <style:paragraph-properties fo:margin-left="0cm" fo:margin-right="0cm" fo:line-height="114%" fo:text-align="start" style:justify-single-word="false" fo:text-indent="0cm" style:auto-text-indent="false"/>
      <style:text-properties fo:font-variant="normal" fo:text-transform="none" fo:color="#000000" fo:font-size="12pt" fo:font-style="normal" fo:font-weight="normal"/>
    </style:style>
    <style:style style:name="P10"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fo:font-size="12pt" fo:font-style="normal" style:text-underline-style="solid" style:text-underline-width="auto" style:text-underline-color="font-color" fo:font-weight="bold"/>
    </style:style>
    <style:style style:name="P11" style:family="paragraph" style:parent-style-name="Text_20_body">
      <style:paragraph-properties fo:margin-left="0cm" fo:margin-right="0cm" fo:line-height="114%" fo:text-align="start" style:justify-single-word="false" fo:text-indent="0cm" style:auto-text-indent="false"/>
      <style:text-properties fo:font-variant="normal" fo:text-transform="none" fo:color="#000000" fo:font-size="12pt" fo:font-style="normal" style:text-underline-style="solid" style:text-underline-width="auto" style:text-underline-color="font-color" fo:font-weight="bold"/>
    </style:style>
    <style:style style:name="P12" style:family="paragraph" style:parent-style-name="Text_20_body">
      <style:paragraph-properties fo:margin-left="0cm" fo:margin-right="0cm" fo:line-height="150%" fo:text-align="start" style:justify-single-word="false" fo:text-indent="0cm" style:auto-text-indent="false"/>
    </style:style>
    <style:style style:name="P13" style:family="paragraph" style:parent-style-name="Text_20_body">
      <style:paragraph-properties fo:margin-left="0cm" fo:margin-right="0cm" fo:line-height="140%" fo:text-align="start" style:justify-single-word="false" fo:text-indent="0cm" style:auto-text-indent="false"/>
    </style:style>
    <style:style style:name="P14" style:family="paragraph" style:parent-style-name="Text_20_body" style:list-style-name="L1">
      <style:paragraph-properties fo:margin-top="0cm" fo:margin-bottom="0cm" loext:contextual-spacing="false" fo:line-height="150%" fo:text-align="start" style:justify-single-word="false"/>
      <style:text-properties fo:font-variant="normal" fo:text-transform="none" fo:color="#000000" fo:font-size="12pt" fo:font-style="normal" fo:font-weight="normal"/>
    </style:style>
    <style:style style:name="P15" style:family="paragraph" style:parent-style-name="Text_20_body" style:list-style-name="L2">
      <style:paragraph-properties fo:margin-top="0cm" fo:margin-bottom="0cm" loext:contextual-spacing="false" fo:line-height="150%" fo:text-align="start" style:justify-single-word="false"/>
      <style:text-properties fo:font-variant="normal" fo:text-transform="none" fo:color="#000000" fo:font-size="12pt" fo:font-style="normal" fo:font-weight="normal"/>
    </style:style>
    <style:style style:name="P16" style:family="paragraph" style:parent-style-name="Text_20_body" style:list-style-name="L4">
      <style:paragraph-properties fo:margin-top="0cm" fo:margin-bottom="0cm" loext:contextual-spacing="false" fo:line-height="150%" fo:text-align="start" style:justify-single-word="false"/>
      <style:text-properties fo:font-variant="normal" fo:text-transform="none" fo:color="#000000" fo:font-size="12pt" fo:font-style="normal" fo:font-weight="normal"/>
    </style:style>
    <style:style style:name="P17" style:family="paragraph" style:parent-style-name="Text_20_body" style:list-style-name="L5">
      <style:paragraph-properties fo:margin-top="0cm" fo:margin-bottom="0cm" loext:contextual-spacing="false" fo:line-height="150%" fo:text-align="start" style:justify-single-word="false"/>
      <style:text-properties fo:font-variant="normal" fo:text-transform="none" fo:color="#000000" fo:font-size="12pt" fo:font-style="normal" fo:font-weight="normal"/>
    </style:style>
    <style:style style:name="P18" style:family="paragraph" style:parent-style-name="Text_20_body" style:list-style-name="L1">
      <style:paragraph-properties fo:margin-top="0cm" fo:margin-bottom="0cm" loext:contextual-spacing="false" fo:line-height="150%" fo:text-align="start" style:justify-single-word="false"/>
    </style:style>
    <style:style style:name="T1" style:family="text">
      <style:text-properties fo:font-variant="normal" fo:text-transform="none" fo:color="#000000"/>
    </style:style>
    <style:style style:name="T2" style:family="text">
      <style:text-properties fo:font-variant="normal" fo:text-transform="none" fo:color="#000000" fo:font-size="12pt" fo:font-style="normal" fo:font-weight="normal"/>
    </style:style>
    <style:style style:name="T3" style:family="text">
      <style:text-properties fo:font-variant="normal" fo:text-transform="none" fo:color="#000000" fo:font-size="12pt" fo:font-style="normal" fo:font-weight="bold"/>
    </style:style>
    <style:style style:name="T4" style:family="text">
      <style:text-properties fo:font-variant="normal" fo:text-transform="none" fo:color="#000000" fo:font-size="12pt" fo:font-style="normal" style:text-underline-style="solid" style:text-underline-width="auto" style:text-underline-color="font-color" fo:font-weight="bold"/>
    </style:style>
    <style:style style:name="T5" style:family="text">
      <style:text-properties fo:font-variant="normal" fo:text-transform="none" fo:color="#000000" style:text-underline-style="solid" style:text-underline-width="auto" style:text-und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AMILKODI. V</text:p>
      <text:p text:style-name="P6">Mobile: 8610460307</text:p>
      <text:p text:style-name="P6">E-mail Id: vstamilkodi@gmail.com</text:p>
      <text:p text:style-name="P6">___________________________________________________________________________ </text:p>
      <text:p text:style-name="P10">CAREER OBJECTIVE</text:p>
      <text:p text:style-name="P6">Enthusiastic and motivated Frontend Developer with a solid foundation in HTML, CSS, JavaScript, Bootstrap, and ReactJS. Passionate about creating visually appealing and interactive web applications. Quick learner with a strong willingness to keep up with the latest frontend technologies and industry trends. Excellent problem-solving skills and ability to work effectively in a team environment.</text:p>
      <text:p text:style-name="P10">CORE COMPETENCIES AND TECHNICAL SKILLS</text:p>
      <text:list xml:id="list957500389" text:style-name="L1">
        <text:list-item>
          <text:p text:style-name="P18"><text:span text:style-name="T2">Proficient in HTML, CSS, and JavaScript for building responsive and interactive web applications.</text:span><text:span text:style-name="T1"> </text:span></text:p>
        </text:list-item>
        <text:list-item>
          <text:p text:style-name="P14">Familiarity with popular frontend libraries and frameworks such as Bootstrap and ReactJS.</text:p>
        </text:list-item>
        <text:list-item>
          <text:p text:style-name="P14">Developed and maintained ReactJS components to create interactive and dynamic user interfaces.</text:p>
        </text:list-item>
        <text:list-item>
          <text:p text:style-name="P14">Understanding of UI/UX principles and best practices for creating visually appealing and user-friendly interfaces.</text:p>
        </text:list-item>
        <text:list-item>
          <text:p text:style-name="P14">Ability to create clean, modular, and maintainable code following coding standards.</text:p>
        </text:list-item>
        <text:list-item>
          <text:p text:style-name="P14">Strong problem-solving skills and ability to troubleshoot frontend issues.</text:p>
        </text:list-item>
        <text:list-item>
          <text:p text:style-name="P1">Effective communication skills and ability to work well in a team-oriented environment.</text:p>
        </text:list-item>
      </text:list>
      <text:p text:style-name="P10">EXPERIENCE TIMELINE</text:p>
      <text:list xml:id="list1847418521" text:style-name="L2">
        <text:list-item>
          <text:p text:style-name="P15">Internship in Besant Technologies - Present.</text:p>
        </text:list-item>
        <text:list-item>
          <text:p text:style-name="P15">Software Engineer-Testing in Bahwancybertek Pvt Ltd, Chennai from July 2017 to November 2020.</text:p>
        </text:list-item>
        <text:list-item>
          <text:p text:style-name="P2">Processor in SOURCEHOV India Pvt Ltd, Chennai from April 2012 to December 2014.</text:p>
        </text:list-item>
      </text:list>
      <text:p text:style-name="P10">EDUCATIONAL QUALIFICATION</text:p>
      <text:list xml:id="list499507089" text:style-name="L3">
        <text:list-item>
          <text:p text:style-name="P3">71% with First Class - 2011- B. E. Computer Science from Jaya Engineering College, Thiruninravur. </text:p>
        </text:list-item>
      </text:list>
      <text:p text:style-name="P10">PROJECT DETAILS</text:p>
      <text:p text:style-name="P12"><text:span text:style-name="T3">FRONTEND DEVELOPER </text:span><text:span text:style-name="T2">present</text:span></text:p>
      <text:p text:style-name="P6">Besant Technologies, Chennai</text:p>
      <text:p text:style-name="P10"><text:soft-page-break/>PROJECT DESCRIPTION </text:p>
      <text:p text:style-name="P7">The online pet store for dogs is an e-commerce platform that aims to provide a wide range of pet products specifically catering to dog owners. The platform will allow dog owners to conveniently purchase various products such as dog food, treats, toys, grooming supplies, accessories, and health care items.</text:p>
      <text:p text:style-name="P13"><text:span text:style-name="T3">MANUAL TESTER</text:span><text:span text:style-name="T1"> </text:span><text:span text:style-name="T2">July 2017 to November 2020</text:span></text:p>
      <text:p text:style-name="P6">Bahwancybertek Pvt Ltd, Chennai</text:p>
      <text:p text:style-name="P7">Project Name : Nook Digital Application</text:p>
      <text:p text:style-name="P6">Methodology : Agile</text:p>
      <text:p text:style-name="P6">Domain : eBook</text:p>
      <text:p text:style-name="P6">Tool : Jira</text:p>
      <text:p text:style-name="P6">Environment : Windows based</text:p>
      <text:p text:style-name="P6">Client : Barnes &amp; Noble</text:p>
      <text:p text:style-name="P10">PROJECT DESCRIPTION </text:p>
      <text:p text:style-name="P6">Barnes &amp; Noble.com leverages the power of the Barnes &amp; Noble brand to offer online customers the Web's premier destination for books, eBooks, magazines, toys &amp; games, music, DVD and Blu-ray, and related products and services.</text:p>
      <text:p text:style-name="P10">RESPONSIBILITIES</text:p>
      <text:list xml:id="list485665465" text:style-name="L4">
        <text:list-item>
          <text:p text:style-name="P16">To do Build Acceptance, Feature Acceptance and upgrade testing for Android , IOS and EPD - Jay &amp; Piper.</text:p>
        </text:list-item>
        <text:list-item>
          <text:p text:style-name="P16">Preparation of Scenarios, Test Cases and executing the same.</text:p>
        </text:list-item>
        <text:list-item>
          <text:p text:style-name="P16">Performing Smoke, Sanity, system and upgrade testing.</text:p>
        </text:list-item>
        <text:list-item>
          <text:p text:style-name="P16">Write test cases for each module. </text:p>
        </text:list-item>
        <text:list-item>
          <text:p text:style-name="P16">Monitor, track, update, report and create Issues in Jira.</text:p>
        </text:list-item>
        <text:list-item>
          <text:p text:style-name="P4">To test the application in different scenario.</text:p>
        </text:list-item>
      </text:list>
      <text:p text:style-name="P12"><text:span text:style-name="T3">PROCESSOR</text:span><text:span text:style-name="T1"> </text:span><text:span text:style-name="T2">April 2012 to December 2014</text:span></text:p>
      <text:p text:style-name="P6">SOURCEHOV India Pvt Ltd, Chennai</text:p>
      <text:p text:style-name="P6">Project Name : U.S. mortgage loan</text:p>
      <text:p text:style-name="P6">Client : PHH</text:p>
      <text:p text:style-name="P10"><text:soft-page-break/>RESPONSIBILITIES</text:p>
      <text:p text:style-name="P6">Entire process of PHH Mortgage </text:p>
      <text:list xml:id="list819534991" text:style-name="L5">
        <text:list-item>
          <text:p text:style-name="P17">N2 : Validation of the loan numbers </text:p>
        </text:list-item>
        <text:list-item>
          <text:p text:style-name="P17">DTI : Segregation of the documents to the particular document types according to the content</text:p>
        </text:list-item>
        <text:list-item>
          <text:p text:style-name="P17">QC : Auditing</text:p>
        </text:list-item>
        <text:list-item>
          <text:p text:style-name="P17">Remote support for DDTI and LOSS MITIGATION</text:p>
        </text:list-item>
        <text:list-item>
          <text:p text:style-name="P17">Responsible for improving the team and facilitating the communication among the members of team </text:p>
        </text:list-item>
        <text:list-item>
          <text:p text:style-name="P17">Perform the tasks of monitoring, organizing the team on a daily basis</text:p>
        </text:list-item>
        <text:list-item>
          <text:p text:style-name="P17">Praise team members and creates a positive working environment</text:p>
        </text:list-item>
        <text:list-item>
          <text:p text:style-name="P5">Focusing on performance, targets &amp; achievements </text:p>
        </text:list-item>
      </text:list>
      <text:p text:style-name="P12"><text:span text:style-name="T4">PERSONAL</text:span><text:span text:style-name="T5"> </text:span><text:span text:style-name="T4">DOSSIER</text:span></text:p>
      <text:p text:style-name="P8">Name : Tamilkodi. V</text:p>
      <text:p text:style-name="P8">Father’s Name : Vinayagam. A</text:p>
      <text:p text:style-name="P8">Address : NO:6A, Bharathi Nagar,</text:p>
      <text:p text:style-name="P8">Ponniyamman Medu, </text:p>
      <text:p text:style-name="P8">Chennai – 600110.</text:p>
      <text:p text:style-name="P8">Gender : Female</text:p>
      <text:p text:style-name="P8">Languages Known : Tamil, English</text:p>
      <text:p text:style-name="P11">DECLARATION</text:p>
      <text:p text:style-name="P9">I hereby declare that the above mentioned information is correct to best of my knowledge.</text:p>
      <text:p text:style-name="P8">yours faithfully, </text:p>
      <text:p text:style-name="P8"><text:tab/><text:tab/><text:tab/><text:tab/><text:tab/><text:tab/><text:tab/><text:tab/><text:tab/><text:tab/>(V.Tamilkodi) </text:p>
      <text:p text:style-name="P8"/>
      <text:p text:style-name="P8">Place: CHENNAI </text:p>
      <text:p text:style-name="P8">Da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02T18:34:27.652000000</meta:creation-date>
    <dc:date>2023-07-02T18:39:07.557000000</dc:date>
    <meta:editing-duration>PT4M41S</meta:editing-duration>
    <meta:editing-cycles>2</meta:editing-cycles>
    <meta:generator>Real_Office/6.2.3.2$Windows_x86 LibreOffice_project/b40a93cffb3080b9876e40c60e03703e9bd35612</meta:generator>
    <meta:document-statistic meta:table-count="0" meta:image-count="0" meta:object-count="0" meta:page-count="3" meta:paragraph-count="70" meta:word-count="567" meta:character-count="3783" meta:non-whitespace-character-count="3285"/>
  </office:meta>
</office:document-meta>
</file>